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b3b3b3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Ultrafine_20_Dashed" svg:stroke-width="0.1cm" svg:stroke-color="#b3b3b3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9.2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4cm" fo:min-width="4.535cm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svg:stroke-color="#b80047" draw:fill="solid" draw:fill-color="#b80047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ff420e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b80047" draw:marker-start-width="0.35cm" draw:marker-end="Arrow" draw:marker-end-width="0.45cm" draw:fill="solid" draw:fill-color="#b80047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ff420e" draw:fill="none" draw:fill-color="#ffffff" draw:textarea-horizontal-align="left" draw:auto-grow-height="true" draw:auto-grow-width="true" fo:min-height="1.843cm" fo:min-width="3.423cm"/>
    </style:style>
    <style:style style:name="gr13" style:family="graphic" style:parent-style-name="standard">
      <style:graphic-properties draw:stroke="none" svg:stroke-color="#b80047" draw:fill="none" draw:fill-color="#ffffff" draw:textarea-horizontal-align="left" draw:auto-grow-height="true" draw:auto-grow-width="true" fo:min-height="1.843cm" fo:min-width="3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1cm" fo:min-width="3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9.1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.6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color="#ff420e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color="#b80047" fo:font-size="24pt" style:font-size-asian="24pt" style:font-size-complex="24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b80047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817cm" svg:height="0.787cm" svg:x="5.019cm" svg:y="11.2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817cm" svg:height="0.787cm" svg:x="6.653cm" svg:y="11.21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817cm" svg:height="0.787cm" svg:x="8.284cm" svg:y="11.2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id="id1" draw:layer="layout" svg:width="0.816cm" svg:height="12.579cm" svg:x="9.918cm" svg:y="5.71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9.791cm" svg:height="1.953cm" svg:x="6.122cm" svg:y="1.485cm">
            <draw:text-box>
              <text:p text:style-name="P2"><text:span text:style-name="T1">Klassifizierung</text:span></text:p>
            </draw:text-box>
          </draw:frame>
          <draw:frame draw:style-name="gr5" draw:text-style-name="P2" draw:layer="layout" svg:width="5.035cm" svg:height="1.954cm" svg:x="1.795cm" svg:y="12.006cm">
            <draw:text-box>
              <text:p text:style-name="P2"><text:span text:style-name="T1">Pakete</text:span></text:p>
            </draw:text-box>
          </draw:frame>
          <draw:line draw:style-name="gr6" draw:text-style-name="P1" draw:layer="layout" svg:x1="4.203cm" svg:y1="10.434cm" svg:x2="9.101cm" svg:y2="10.434cm">
            <text:p/>
          </draw:line>
          <draw:custom-shape draw:style-name="gr7" draw:text-style-name="P1" draw:id="id2" draw:layer="layout" svg:width="2.449cm" svg:height="3.143cm" svg:x="21.346cm" svg:y="5.717cm">
            <text:p/>
            <draw:enhanced-geometry svg:viewBox="0 0 21600 21600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8" draw:text-style-name="P1" draw:id="id3" draw:layer="layout" svg:width="2.449cm" svg:height="3.144cm" svg:x="21.346cm" svg:y="12.006cm">
            <text:p/>
            <draw:enhanced-geometry svg:viewBox="0 0 21600 21600" draw:mirror-horizontal="false" draw:mirror-vertical="false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9" draw:text-style-name="P1" draw:id="id4" draw:layer="layout" svg:width="2.449cm" svg:height="3.143cm" svg:x="21.346cm" svg:y="18.296cm">
            <text:p/>
            <draw:enhanced-geometry svg:viewBox="0 0 21600 21600" draw:text-areas="0 0 21600 ?f0" draw:type="down-arrow-callout" draw:modifiers="16461.7691154423 7180.81279147235 16461.7691154423 9684.74350433045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onnector draw:style-name="gr10" draw:text-style-name="P1" draw:layer="layout" draw:type="curve" svg:x1="10.734cm" svg:y1="12.006cm" svg:x2="21.346cm" svg:y2="7.288cm" draw:start-shape="id1" draw:end-shape="id2" draw:end-glue-point="3" svg:d="m10734 12006c7959 0 2653-4718 10612-4718">
            <text:p/>
          </draw:connector>
          <draw:connector draw:style-name="gr11" draw:text-style-name="P1" draw:layer="layout" draw:type="curve" svg:x1="10.734cm" svg:y1="12.006cm" svg:x2="21.346cm" svg:y2="13.578cm" draw:start-shape="id1" draw:start-glue-point="1" draw:end-shape="id3" svg:d="m10734 12006c7959 0 2653 1572 10612 1572">
            <text:p/>
          </draw:connector>
          <draw:connector draw:style-name="gr6" draw:text-style-name="P1" draw:layer="layout" draw:type="curve" svg:x1="10.734cm" svg:y1="12.006cm" svg:x2="21.346cm" svg:y2="19.867cm" draw:start-shape="id1" draw:end-shape="id4" svg:d="m10734 12006c7959 0 2653 7861 10612 7861">
            <text:p/>
          </draw:connector>
          <draw:frame draw:style-name="gr12" draw:text-style-name="P3" draw:layer="layout" svg:width="3.923cm" svg:height="2.093cm" svg:x="12.683cm" svg:y="6.562cm">
            <draw:text-box>
              <text:p text:style-name="P3"><text:span text:style-name="T2">SSH</text:span></text:p>
            </draw:text-box>
          </draw:frame>
          <draw:frame draw:style-name="gr13" draw:text-style-name="P4" draw:layer="layout" svg:width="4.312cm" svg:height="2.093cm" svg:x="17cm" svg:y="11.278cm">
            <draw:text-box>
              <text:p text:style-name="P4"><text:span text:style-name="T3">MAIL</text:span></text:p>
            </draw:text-box>
          </draw:frame>
          <draw:frame draw:style-name="gr14" draw:text-style-name="P2" draw:layer="layout" svg:width="3.923cm" svg:height="2.091cm" svg:x="12.683cm" svg:y="15.998cm">
            <draw:text-box>
              <text:p text:style-name="P2"><text:span text:style-name="T4">Rest</text:span></text:p>
            </draw:text-box>
          </draw:frame>
          <draw:custom-shape draw:style-name="gr9" draw:text-style-name="P1" draw:id="id5" draw:layer="layout" svg:width="0.817cm" svg:height="14.937cm" svg:x="29.508cm" svg:y="5.717cm">
            <draw:glue-point draw:id="4" svg:x="-5cm" svg:y="1.315cm"/>
            <draw:glue-point draw:id="5" svg:x="-5cm" svg:y="-1.842cm"/>
            <text:p/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draw:type="curve" svg:x1="22.57cm" svg:y1="8.86cm" svg:x2="29.508cm" svg:y2="10.434cm" draw:start-shape="id2" draw:start-glue-point="2" draw:end-shape="id5" draw:end-glue-point="5" svg:d="m22570 8860c0 1050 2312 1574 6938 1574">
            <text:p/>
          </draw:connector>
          <draw:connector draw:style-name="gr11" draw:text-style-name="P1" draw:layer="layout" draw:type="curve" svg:x1="22.57cm" svg:y1="15.15cm" svg:x2="29.508cm" svg:y2="15.149cm" draw:start-shape="id3" draw:start-glue-point="2" draw:end-shape="id5" draw:end-glue-point="4" svg:d="m22570 15150c0 753 2041 627 2704 439s-51-440 4234-440">
            <text:p/>
          </draw:connector>
          <draw:connector draw:style-name="gr6" draw:text-style-name="P1" draw:layer="layout" draw:type="curve" svg:x1="22.57cm" svg:y1="21.439cm" svg:x2="29.508cm" svg:y2="15.149cm" draw:start-shape="id4" draw:start-glue-point="2" draw:end-shape="id5" draw:end-glue-point="4" svg:d="m22570 21439c0 751 2041 626 2704-1134s-51-5156 4234-5156">
            <text:p/>
          </draw:connector>
          <draw:frame draw:style-name="gr15" draw:text-style-name="P5" draw:layer="layout" svg:width="9.689cm" svg:height="1.953cm" svg:x="18.537cm" svg:y="1.485cm">
            <draw:text-box>
              <text:p text:style-name="P5"><text:span text:style-name="T1">Token Buckets</text:span></text:p>
            </draw:text-box>
          </draw:frame>
          <draw:frame draw:style-name="gr16" draw:text-style-name="P5" draw:layer="layout" svg:width="3.196cm" svg:height="1.953cm" svg:x="28.599cm" svg:y="1.485cm">
            <draw:text-box>
              <text:p text:style-name="P6"><text:span text:style-name="T1">NI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10-01-16T19:38:59</meta:creation-date>
    <dc:date>2010-01-17T15:53:04.80</dc:date>
    <meta:editing-cycles>9</meta:editing-cycles>
    <meta:editing-duration>PT06H52M3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